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fo:color="#ff0000"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sure de l'accessibilité par la facilité que l'utilisateur à de percevoir et d'interagir avec d'une information.</text:p>
      <text:p text:style-name="Standard">Amélioration l'accessibilité de l'utilisateur par la personnalisation de contenu. On spécifie les préférences de consultations du lecteur. Possibilité de multimodalité.</text:p>
      <text:p text:style-name="Standard"/>
      <text:p text:style-name="Standard">Proposition : Élaboration de<text:span text:style-name="T1"> concept de structuration</text:span>, de <text:span text:style-name="T1">concept préférence de consultation,</text:span> manipulable par l'utilisateur (donc adaptable suivant le handicap)</text:p>
      <text:p text:style-name="Standard"/>
      <text:p text:style-name="P1">3 entités interviennent dans la personnalisation : l'utilisateur, l'état du système, nature de l'information.</text:p>
      <text:p text:style-name="Standard"/>
      <text:p text:style-name="P1"><text:span text:style-name="T1">Politique de présentation</text:span> : indique comment doit être présenter tel ou tel élément d'information.</text:p>
      <text:p text:style-name="P1"><text:span text:style-name="T1">Politique d'interaction </text:span>: <text:s/>Indique pour un contexte donné, les actions pour l'utilisateur et leurs résultats.</text:p>
      <text:p text:style-name="P1"/>
      <text:p text:style-name="P1"><text:span text:style-name="T1">Profil utilisateur </text:span>: pour organiser et structurer ses deux politiques</text:p>
      <text:p text:style-name="P1"/>
      <text:p text:style-name="P1"/>
      <text:p text:style-name="P3">Apport par rapport au sujet :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1-27T16:49:14</meta:creation-date>
    <meta:generator>LibreOffice/3.5$Linux_x86 LibreOffice_project/350m1$Build-2</meta:generator>
    <dc:date>2014-02-03T11:17:25</dc:date>
    <dc:creator>Asus </dc:creator>
    <meta:editing-duration>PT5M5S</meta:editing-duration>
    <meta:editing-cycles>4</meta:editing-cycles>
    <meta:document-statistic meta:table-count="0" meta:image-count="0" meta:object-count="0" meta:page-count="1" meta:paragraph-count="8" meta:word-count="115" meta:character-count="854" meta:non-whitespace-character-count="746"/>
  </office:meta>
</office:document-meta>
</file>